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9C00008A7F00005217627D412D.svm"/>
  <manifest:file-entry manifest:media-type="" manifest:full-path="Pictures/2000019300008B7A00005241448016FC.svm"/>
  <manifest:file-entry manifest:media-type="" manifest:full-path="Pictures/200001CB0000A6BF000064C47983A763.svm"/>
  <manifest:file-entry manifest:media-type="" manifest:full-path="Pictures/200001E4000095FF00005C5C48B3CF5D.svm"/>
  <manifest:file-entry manifest:media-type="" manifest:full-path="Pictures/200001AA0000887200005B1978E811A2.svm"/>
  <manifest:file-entry manifest:media-type="" manifest:full-path="Pictures/2000026E0000B28C00008E70211EE07E.svm"/>
  <manifest:file-entry manifest:media-type="" manifest:full-path="Pictures/2000012D0000599E0000497ECCEED750.svm"/>
  <manifest:file-entry manifest:media-type="" manifest:full-path="Pictures/2000011000005920000042042923451E.svm"/>
  <manifest:file-entry manifest:media-type="" manifest:full-path="Pictures/2000009000003D880000274B21DC3C9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0.94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1.578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family="'Courier New'" style:font-family-generic="modern" style:font-pitch="fixed" fo:font-size="22pt" fo:font-weight="bold" style:font-size-asian="2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peration Invocation (String Annotation)</text:span></text:p>
          </draw:text-box>
        </draw:frame>
        <draw:frame draw:style-name="gr1" draw:text-style-name="P2" draw:layer="layout" svg:width="30.299cm" svg:height="19.656cm" svg:x="-1.045cm" svg:y="2.705cm">
          <draw:image xlink:href="Pictures/2000019300008B7A00005241448016F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peration Invocation (Cache Hit)</text:span></text:p>
          </draw:text-box>
        </draw:frame>
        <draw:frame draw:style-name="gr1" draw:text-style-name="P2" draw:layer="layout" svg:width="23.371cm" svg:height="14.605cm" svg:x="3.175cm" svg:y="4.445cm">
          <draw:image xlink:href="Pictures/2000009000003D880000274B21DC3C99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5.199cm" svg:height="1.267cm" svg:x="1.4cm" svg:y="0.8cm" presentation:class="title" presentation:user-transformed="true">
          <draw:text-box>
            <text:p><text:span text:style-name="T2">OperationCallExp with AST in Contents</text:span></text:p>
          </draw:text-box>
        </draw:frame>
        <draw:frame draw:style-name="gr1" draw:text-style-name="P2" draw:layer="layout" svg:width="29.165cm" svg:height="20.709cm" svg:x="-0.59cm" svg:y="1.516cm">
          <draw:image xlink:href="Pictures/2000011000005920000042042923451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2">OperationCallExp w/ dynamically compiled AST</text:span></text:p>
          </draw:text-box>
        </draw:frame>
        <draw:frame draw:style-name="gr1" draw:text-style-name="P2" draw:layer="layout" svg:width="26.035cm" svg:height="20.955cm" svg:x="0.635cm" svg:y="1.905cm">
          <draw:image xlink:href="Pictures/2000012D0000599E0000497ECCEED75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5" draw:layer="layout" svg:width="25.199cm" svg:height="1.578cm" svg:x="1.4cm" svg:y="0.962cm" presentation:class="title" presentation:user-transformed="true">
          <draw:text-box>
            <text:p><text:span text:style-name="T3">OperationCallExp w/ String Annotation, Cache Miss</text:span></text:p>
          </draw:text-box>
        </draw:frame>
        <draw:frame draw:style-name="gr1" draw:text-style-name="P2" draw:layer="layout" svg:width="26.322cm" svg:height="20.999cm" svg:x="0.635cm" svg:y="1.441cm">
          <draw:image xlink:href="Pictures/2000026E0000B28C00008E70211EE07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2">OperationCallExp w/ String Annotation, Cache Hit</text:span></text:p>
          </draw:text-box>
        </draw:frame>
        <draw:frame draw:style-name="gr1" draw:text-style-name="P2" draw:layer="layout" svg:width="30.386cm" svg:height="19.679cm" svg:x="-1.176cm" svg:y="1.911cm">
          <draw:image xlink:href="Pictures/200001CB0000A6BF000064C47983A76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4">Proposed</text:span><text:span text:style-name="T2"> OperationCallExp w/ String Annotation</text:span></text:p>
          </draw:text-box>
        </draw:frame>
        <draw:frame draw:style-name="gr1" draw:text-style-name="P2" draw:layer="layout" svg:width="27.999cm" svg:height="18.693cm" svg:x="0.635cm" svg:y="2.897cm">
          <draw:image xlink:href="Pictures/200001AA0000887200005B1978E811A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4">Proposed</text:span><text:span text:style-name="T2"> Invocation w/ AST Annotation</text:span></text:p>
          </draw:text-box>
        </draw:frame>
        <draw:frame draw:style-name="gr1" draw:text-style-name="P2" draw:layer="layout" svg:width="30.279cm" svg:height="19.096cm" svg:x="-1.069cm" svg:y="1.859cm">
          <draw:image xlink:href="Pictures/2000019C00008A7F00005217627D412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4" draw:layer="layout" svg:width="25.199cm" svg:height="1.578cm" svg:x="1.4cm" svg:y="0.962cm" presentation:class="title" presentation:user-transformed="true">
          <draw:text-box>
            <text:p><text:span text:style-name="T4">Proposed</text:span><text:span text:style-name="T2"> Invocation w/ String annotation</text:span></text:p>
          </draw:text-box>
        </draw:frame>
        <draw:frame draw:style-name="gr1" draw:text-style-name="P2" draw:layer="layout" svg:width="30.131cm" svg:height="19.48cm" svg:x="-1.069cm" svg:y="1.794cm">
          <draw:image xlink:href="Pictures/200001E4000095FF00005C5C48B3CF5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Summary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posal</text:p>
                <text:list>
                  <text:list-item>
                    <text:p>Consistent storage of compiled AST in Eannotation.getContents() for annotation with source <text:span text:style-name="T5">http://www.eclipse.org/ocl/1.1.0/OCL</text:span></text:p>
                  </text:list-item>
                  <text:list-item>
                    <text:p>Transient (as cache)</text:p>
                  </text:list-item>
                  <text:list-item>
                    <text:p>Persistent (pre-compiled)</text:p>
                  </text:list-item>
                </text:list>
              </text:list-item>
              <text:list-item>
                <text:p>Benefits</text:p>
                <text:list>
                  <text:list-item>
                    <text:p>Accelerated OperationCallExp evaluation</text:p>
                  </text:list-item>
                  <text:list-item>
                    <text:p>Strategic enabling of persistent pre-compi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xel Uhl</meta:initial-creator>
    <meta:creation-date>2010-11-09T22:55:56.02</meta:creation-date>
    <meta:editing-duration>PT01H26M52S</meta:editing-duration>
    <meta:editing-cycles>30</meta:editing-cycles>
    <dc:date>2010-11-10T14:05:43.18</dc:date>
    <dc:creator>Axel Uhl</dc:creator>
    <meta:generator>OpenOffice.org/3.2$Win32 OpenOffice.org_project/320m18$Build-9502</meta:generator>
    <meta:document-statistic meta:object-count="61"/>
  </office:meta>
</office:document-meta>
</file>